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588a" officeooo:paragraph-rsid="0006588a"/>
    </style:style>
    <style:style style:name="P2" style:family="paragraph" style:parent-style-name="Standard">
      <style:paragraph-properties fo:text-align="start" style:justify-single-word="false"/>
      <style:text-properties officeooo:rsid="0006588a" officeooo:paragraph-rsid="0006588a"/>
    </style:style>
    <style:style style:name="P3" style:family="paragraph" style:parent-style-name="Standard">
      <style:paragraph-properties fo:text-align="start" style:justify-single-word="false"/>
      <style:text-properties officeooo:paragraph-rsid="0006588a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12cm" loext:contextual-spacing="false" style:line-height-at-least="0.635cm" fo:orphans="2" fo:widows="2" fo:text-indent="0cm" style:auto-text-indent="false" fo:padding="0cm" fo:border="none"/>
    </style:style>
    <style:style style:name="T1" style:family="text">
      <style:text-properties officeooo:rsid="0006588a"/>
    </style:style>
    <style:style style:name="T2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3" style:family="text">
      <style:text-properties fo:font-variant="normal" fo:text-transform="none" fo:color="#000000" style:font-name="ProximaNova" fo:font-size="13.5pt" fo:letter-spacing="normal" fo:font-style="normal" fo:font-weight="bold"/>
    </style:style>
    <style:style style:name="T4" style:family="text">
      <style:text-properties fo:font-variant="normal" fo:text-transform="none" fo:color="#000000" style:font-name="Liberation Serif" fo:font-size="13.5pt" fo:letter-spacing="normal" fo:font-style="normal" fo:font-weight="normal"/>
    </style:style>
    <style:style style:name="T5" style:family="text">
      <style:text-properties fo:font-variant="normal" fo:text-transform="none" fo:color="#000000" style:font-name="Liberation Serif" fo:font-size="13.5pt" fo:letter-spacing="normal" fo:font-style="normal" fo:font-weight="bold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9" style:family="text">
      <style:text-properties fo:font-variant="normal" fo:text-transform="none" fo:color="#000000" style:font-name="Liberation Serif" fo:letter-spacing="normal" fo:font-style="normal" fo:font-weight="bold"/>
    </style:style>
    <style:style style:name="T10" style:family="text">
      <style:text-properties fo:font-variant="normal" fo:text-transform="none" fo:color="#000000" fo:font-size="13.5pt" fo:letter-spacing="normal" fo:font-style="normal" fo:font-weight="normal"/>
    </style:style>
    <style:style style:name="T11" style:family="text">
      <style:text-properties fo:font-variant="normal" fo:text-transform="none" fo:color="#000000" fo:font-size="13.5pt" fo:letter-spacing="normal" fo:font-style="normal" fo:font-weight="bold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sociologia</text:p>
      <text:p text:style-name="P1"/>
      <text:p text:style-name="P3"><text:span text:style-name="T1">1-</text:span><text:span text:style-name="T6">O </text:span><text:span text:style-name="Strong_20_Emphasis"><text:span text:style-name="T7">desenvolvimento </text:span></text:span><text:span text:style-name="T6">está atrelado aos países desenvolvidos, aqueles que estão em constante crescimento, dominando a economia mundial, como vemos: Estados Unidos, Canadá,Japão,etc.</text:span></text:p>
      <text:p text:style-name="P5"><text:span text:style-name="T6">O </text:span><text:span text:style-name="Strong_20_Emphasis"><text:span text:style-name="T7">subdesenvolvimento </text:span></text:span><text:span text:style-name="T6">está ligado aos países subdesenvolvidos ou emergentes, como no caso do Brasil, Índia, África do Sul, entre outros, que apesar do crescimento ainda possuem questões básicas a serem resolvidas para que a economia possa se expandir ao topo.</text:span></text:p>
      <text:p text:style-name="P5"><text:span text:style-name="T6">Sabendo disso, </text:span><text:span text:style-name="Strong_20_Emphasis"><text:span text:style-name="T7">notamos que a globalização é a fase atual mais avançada na evolução da sociedade</text:span></text:span><text:span text:style-name="T6">, onde as barreiras que existiam anteriormente para comunicação foram disseminadas e a sociologia busca explicar como este fato ocorreu e como nós nos relacionamos com o avanço desses instrumentos sociais.</text:span></text:p>
      <text:p text:style-name="P4"><text:lin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2:34:27.154019011</meta:creation-date>
    <dc:date>2020-11-12T13:46:46.261001003</dc:date>
    <meta:editing-duration>PT1H1M47S</meta:editing-duration>
    <meta:editing-cycles>1</meta:editing-cycles>
    <meta:document-statistic meta:table-count="0" meta:image-count="0" meta:object-count="0" meta:page-count="1" meta:paragraph-count="5" meta:word-count="111" meta:character-count="761" meta:non-whitespace-character-count="653"/>
    <meta:generator>LibreOffice/6.4.6.2$Linux_X86_64 LibreOffice_project/40$Build-2</meta:generator>
  </office:meta>
</office:document-meta>
</file>